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sup>
        <mi>w</mi>
        <mrow>
          <mtext>ae</mtext>
        </mrow>
        <mrow>
          <mrow>
            <mo stretchy="false">(</mo>
            <mrow>
              <mn>1</mn>
            </mrow>
            <mo stretchy="false">)</mo>
          </mrow>
        </mrow>
      </msubsup>
      <mrow>
        <mo stretchy="false">(</mo>
        <mrow>
          <mi>t</mi>
        </mrow>
        <mo stretchy="false">)</mo>
      </mrow>
      <mrow>
        <mi/>
        <mo stretchy="false">=</mo>
        <mi/>
      </mrow>
      <mfrac>
        <mn>1</mn>
        <msup>
          <mo stretchy="false">ℏ</mo>
          <mn>2</mn>
        </msup>
      </mfrac>
      <mi/>
      <msup>
        <mfenced open="∣" close="∣">
          <mrow>
            <mi/>
            <mrow>
              <munderover>
                <mo stretchy="false">∫</mo>
                <mrow>
                  <mn>0</mn>
                </mrow>
                <mi>t</mi>
              </munderover>
              <mi/>
            </mrow>
            <mtext>d</mtext>
            <msub>
              <mi>t</mi>
              <mn>1</mn>
            </msub>
            <mi/>
            <mrow>
              <mo stretchy="false">〈</mo>
              <mrow>
                <mrow>
                  <msubsup>
                    <mi>E</mi>
                    <mrow>
                      <mtext>e</mtext>
                    </mrow>
                    <mrow>
                      <mrow>
                        <mo stretchy="false">(</mo>
                        <mrow>
                          <mn>0</mn>
                        </mrow>
                        <mo stretchy="false">)</mo>
                      </mrow>
                    </mrow>
                  </msubsup>
                </mrow>
                <mo stretchy="false">∣</mo>
                <mrow>
                  <msub>
                    <mi>H</mi>
                    <mrow>
                      <mn>1</mn>
                      <msub>
                        <mi>t</mi>
                        <mn>1</mn>
                      </msub>
                    </mrow>
                  </msub>
                </mrow>
                <mo stretchy="false">∣</mo>
                <mrow>
                  <msubsup>
                    <mi>E</mi>
                    <mrow>
                      <mtext>a</mtext>
                    </mrow>
                    <mrow>
                      <mrow>
                        <mo stretchy="false">(</mo>
                        <mrow>
                          <mn>0</mn>
                        </mrow>
                        <mo stretchy="false">)</mo>
                      </mrow>
                    </mrow>
                  </msubsup>
                </mrow>
              </mrow>
              <mo stretchy="false">〉</mo>
            </mrow>
            <mi/>
            <msup>
              <mtext>e</mtext>
              <mrow>
                <mfrac>
                  <mtext>i</mtext>
                  <mo stretchy="false">ℏ</mo>
                </mfrac>
                <mi/>
                <mrow>
                  <mo stretchy="false">(</mo>
                  <mrow>
                    <msubsup>
                      <mi>E</mi>
                      <mrow>
                        <mtext>e</mtext>
                      </mrow>
                      <mrow>
                        <mrow>
                          <mo stretchy="false">(</mo>
                          <mrow>
                            <mn>0</mn>
                          </mrow>
                          <mo stretchy="false">)</mo>
                        </mrow>
                      </mrow>
                    </msubsup>
                    <mrow>
                      <mi/>
                      <mo stretchy="false">−</mo>
                      <mi/>
                    </mrow>
                    <msubsup>
                      <mi>E</mi>
                      <mrow>
                        <mtext>a</mtext>
                      </mrow>
                      <mrow>
                        <mrow>
                          <mo stretchy="false">(</mo>
                          <mrow>
                            <mn>0</mn>
                          </mrow>
                          <mo stretchy="false">)</mo>
                        </mrow>
                      </mrow>
                    </msubsup>
                  </mrow>
                  <mo stretchy="false">)</mo>
                </mrow>
                <mi/>
                <msub>
                  <mi>t</mi>
                  <mn>1</mn>
                </msub>
              </mrow>
            </msup>
          </mrow>
        </mfenced>
        <mn>2</mn>
      </msup>
    </mrow>
    <annotation encoding="StarMath 5.0">alignc 
w _{"ae"} ^{(1)} (t) ~=~ 
1 over hbar ^2 
` 
left lline 
 ` int from {0} to t 
 ` "d" t _1 
 ` langle E _{"e"} ^{(0)} mline H _{1 t _1} mline E _{"a"} ^{(0)} rangle 
 ` "e" ^{
  "i" over hbar ` 
  (E ^{(0)} _{"e"} `-` E ^{(0)} _{"a"}) ` 
  t _1 
 }
right rline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35:43.427000000</meta:creation-date>
    <meta:generator>LibreOffice/4.1.4.2$Windows_x86 LibreOffice_project/0a0440ccc0227ad9829de5f46be37cfb6edcf72</meta:generator>
  </office:meta>
</office:document-meta>
</file>